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8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/>
          <table:table-cell table:style-name="ce13" table:formula="of:=[.E7]-[.G7]" office:value-type="float" office:value="24000" calcext:value-type="float">
            <text:p>24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/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/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12000" calcext:value-type="float">
            <text:p>12.000</text:p>
          </table:table-cell>
          <table:table-cell table:style-name="ce9" table:formula="of:=[$'SnCD vinç'.C6]" office:value-type="float" office:value="12233.28" calcext:value-type="float">
            <text:p>12.233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12233.28" calcext:value-type="float">
            <text:p>12.23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4073" calcext:value-type="float">
            <text:p>14.073</text:p>
          </table:table-cell>
          <table:table-cell table:style-name="ce13" table:formula="of:=[.E11]-[.G11]" office:value-type="float" office:value="15927" calcext:value-type="float">
            <text:p>15.927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0793" calcext:value-type="float">
            <text:p>10.793</text:p>
          </table:table-cell>
          <table:table-cell table:style-name="ce13" table:formula="of:=[.E12]-[.G12]" office:value-type="float" office:value="-10793" calcext:value-type="float">
            <text:p>-10.79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 <text:s text:c="2"/>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H </text:span><text:span text:style-name="T2">Yazıhane</text:span>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924.51" calcext:value-type="float">
            <text:p>925</text:p>
          </table:table-cell>
          <table:table-cell table:style-name="ce13" table:formula="of:=[.E14]-[.G14]" office:value-type="float" office:value="-924.51" calcext:value-type="float">
            <text:p>-925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09070.45" calcext:value-type="float">
            <text:p>109.070</text:p>
          </table:table-cell>
          <table:table-cell table:style-name="ce11" table:formula="of:=SUM([.E4:.E17])" office:value-type="float" office:value="109303.73" calcext:value-type="float">
            <text:p>109.304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25790.51" calcext:value-type="float">
            <text:p>25.791</text:p>
          </table:table-cell>
          <table:table-cell table:style-name="ce11" table:formula="of:=SUM([.H4:.H17])" office:value-type="float" office:value="83513.22" calcext:value-type="float">
            <text:p>83.513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83513.22" calcext:value-type="float">
            <text:p>83.513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76" calcext:value-type="float">
            <text:p>0,76</text:p>
          </table:table-cell>
          <table:table-cell table:style-name="ce9" table:formula="of:=[.H20]*[.G22]" office:value-type="float" office:value="63470.0472" calcext:value-type="float">
            <text:p>63.4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18" office:value-type="float" office:value="0.24" calcext:value-type="float">
            <text:p>0,24</text:p>
          </table:table-cell>
          <table:table-cell table:style-name="ce9" table:formula="of:=[.H20]*[.G23]" office:value-type="float" office:value="20043.1728" calcext:value-type="float">
            <text:p>20.043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 table:formula="of:=[.C12]-[.E12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ocak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8.64" calcext:value-type="float">
            <text:p>-8,64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20.91" calcext:value-type="float">
            <text:p>-20,91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30])" office:value-type="float" office:value="6770.45" calcext:value-type="float">
            <text:p>6.770,45</text:p>
          </table:table-cell>
          <table:table-cell table:style-name="ce95" table:formula="of:=SUM([.F7:.F30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40:.E80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31]-[.E32]" office:value-type="float" office:value="6770.45" calcext:value-type="float">
            <text:p>6.770,45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25" office:value-type="string" calcext:value-type="string">
            <text:p>z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4000" calcext:value-type="float">
            <text:p>24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43200" calcext:value-type="float">
            <text:p>43.2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4</text:p>
          </table:table-cell>
          <table:table-cell table:style-name="ce89" office:value-type="float" office:value="14400" calcext:value-type="float">
            <text:p>14.400,00</text:p>
          </table:table-cell>
          <table:table-cell table:style-name="ce89"/>
          <table:table-cell table:style-name="ce99" table:formula="of:=[.E17]+[.C18]-[.D18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 table:formula="of:=[.E19]+[.C20]-[.D20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14400 TL senet alındı</text:p>
          </table:table-cell>
          <table:table-cell table:style-name="ce89" table:number-columns-repeated="2"/>
          <table:table-cell table:style-name="ce99" table:formula="of:=[.E20]+[.C21]-[.D21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 table:formula="of:=[.E21]+[.C22]-[.D22]" office:value-type="float" office:value="43200" calcext:value-type="float">
            <text:p>43.200,00</text:p>
          </table:table-cell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22]+[.C23]-[.D23]" office:value-type="float" office:value="14400" calcext:value-type="float">
            <text:p>14.4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3]+[.C24]-[.D24]" office:value-type="float" office:value="13200" calcext:value-type="float">
            <text:p>13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4]+[.C25]-[.D25]" office:value-type="float" office:value="13192.08" calcext:value-type="float">
            <text:p>13.192,08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5]+[.C26]-[.D26]" office:value-type="float" office:value="13182.44" calcext:value-type="float">
            <text:p>13.182,44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6]+[.C27]-[.D27]" office:value-type="float" office:value="13174.8" calcext:value-type="float">
            <text:p>13.174,8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7]+[.C28]-[.D28]" office:value-type="float" office:value="13169.04" calcext:value-type="float">
            <text:p>13.169,04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8]+[.C29]-[.D29]" office:value-type="float" office:value="13153.29" calcext:value-type="float">
            <text:p>13.153,2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9]+[.C30]-[.D30]" office:value-type="float" office:value="13139.01" calcext:value-type="float">
            <text:p>13.139,0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30]+[.C31]-[.D31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-[.D32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-[.D33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-[.D34]" office:value-type="float" office:value="13116.51" calcext:value-type="float">
            <text:p>13.116,5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12233.28" calcext:value-type="float">
            <text:p>12.23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233.28" calcext:value-type="float">
            <text:p>12.23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4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 office:value-type="string" calcext:value-type="string">
            <text:p>x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/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4073" calcext:value-type="float">
            <text:p>14.07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5927" calcext:value-type="float">
            <text:p>15.927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4073" calcext:value-type="float">
            <text:p>14.07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0793" calcext:value-type="float">
            <text:p>10.79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0793" calcext:value-type="float">
            <text:p>-10.793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0793" calcext:value-type="float">
            <text:p>10.79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924.51" calcext:value-type="float">
            <text:p>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office:value-type="float" office:value="18616.18" calcext:value-type="float">
            <text:p>+18.616,18</text:p>
          </table:table-cell>
          <table:table-cell table:style-name="ce163"/>
          <table:table-cell table:style-name="ce163" table:formula="of:=-[.C11]" office:value-type="float" office:value="-18616.18" calcext:value-type="float">
            <text:p>-18.6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20043.1728" calcext:value-type="float">
            <text:p>20.043,17</text:p>
          </table:table-cell>
          <table:table-cell table:style-name="ce164"/>
          <table:table-cell table:style-name="ce164" table:formula="of:=[.E11]-[.C12]+[.D12]" office:value-type="float" office:value="-38659.3528" calcext:value-type="float">
            <text:p>-38.659,35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32659.3528" calcext:value-type="float">
            <text:p>-32.659,35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32659.3528" calcext:value-type="float">
            <text:p>-32.659,35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</table:table-row>
        <table:table-row table:style-name="ro3" table:number-rows-repeated="2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</table:table-row>
        <table:table-row table:style-name="ro3" table:number-rows-repeated="2">
          <table:table-cell table:number-columns-repeated="4"/>
          <table:table-cell table:style-name="ce48"/>
          <table:table-cell/>
        </table:table-row>
        <table:table-row table:style-name="ro3">
          <table:table-cell table:number-columns-repeated="4"/>
          <table:table-cell table:style-name="ce49"/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.00.0000</text:date>, <text:time style:data-style-name="N2" text:time-value="15:59:43.83687866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08T16:29:19.721309290</dc:date>
    <meta:editing-duration>P2DT11H55M58S</meta:editing-duration>
    <meta:editing-cycles>153</meta:editing-cycles>
    <meta:generator>LibreOffice/7.1.6.2$Linux_X86_64 LibreOffice_project/10$Build-2</meta:generator>
    <meta:print-date>2021-09-29T17:30:44.307828083</meta:print-date>
    <meta:document-statistic meta:table-count="11" meta:cell-count="663" meta:object-count="0"/>
  </office:meta>
</office:document-meta>
</file>